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78eec" officeooo:paragraph-rsid="00f4dfd0"/>
    </style:style>
    <style:style style:name="P60" style:family="paragraph" style:parent-style-name="Standard">
      <style:text-properties officeooo:rsid="00d78eec" officeooo:paragraph-rsid="00fa458c"/>
    </style:style>
    <style:style style:name="P61" style:family="paragraph" style:parent-style-name="Standard">
      <style:text-properties fo:font-weight="normal" officeooo:rsid="00ccdca3" officeooo:paragraph-rsid="00ccdca3" style:font-weight-asian="normal" style:font-weight-complex="normal"/>
    </style:style>
    <style:style style:name="P62" style:family="paragraph" style:parent-style-name="Standard">
      <style:text-properties officeooo:rsid="00dece8a" officeooo:paragraph-rsid="00dece8a"/>
    </style:style>
    <style:style style:name="P63" style:family="paragraph" style:parent-style-name="Standard">
      <style:text-properties officeooo:rsid="00e07ba4" officeooo:paragraph-rsid="00e07ba4"/>
    </style:style>
    <style:style style:name="P64" style:family="paragraph" style:parent-style-name="Standard">
      <style:text-properties officeooo:rsid="00e38a35" officeooo:paragraph-rsid="00e38a35"/>
    </style:style>
    <style:style style:name="P65" style:family="paragraph" style:parent-style-name="Standard">
      <style:text-properties officeooo:rsid="00e3dc94" officeooo:paragraph-rsid="00e3dc94"/>
    </style:style>
    <style:style style:name="P66" style:family="paragraph" style:parent-style-name="Standard">
      <style:text-properties officeooo:rsid="00f0338e" officeooo:paragraph-rsid="00d78eec"/>
    </style:style>
    <style:style style:name="P67" style:family="paragraph" style:parent-style-name="Standard">
      <style:text-properties officeooo:rsid="00f205ef" officeooo:paragraph-rsid="00f205ef"/>
    </style:style>
    <style:style style:name="P68" style:family="paragraph" style:parent-style-name="Standard">
      <style:text-properties officeooo:rsid="00fb10a5" officeooo:paragraph-rsid="00fb10a5"/>
    </style:style>
    <style:style style:name="P69" style:family="paragraph" style:parent-style-name="Standard">
      <style:text-properties officeooo:rsid="0100df1e" officeooo:paragraph-rsid="0100df1e"/>
    </style:style>
    <style:style style:name="P70" style:family="paragraph" style:parent-style-name="Standard">
      <style:text-properties officeooo:rsid="01011b8d" officeooo:paragraph-rsid="01011b8d"/>
    </style:style>
    <style:style style:name="P71" style:family="paragraph" style:parent-style-name="Standard">
      <style:text-properties officeooo:rsid="00f205ef" officeooo:paragraph-rsid="00f205ef"/>
    </style:style>
    <style:style style:name="P72" style:family="paragraph" style:parent-style-name="Standard">
      <style:text-properties officeooo:rsid="0108f117" officeooo:paragraph-rsid="0108f117"/>
    </style:style>
    <style:style style:name="P73" style:family="paragraph" style:parent-style-name="Standard">
      <style:text-properties officeooo:rsid="010a872f" officeooo:paragraph-rsid="010a872f"/>
    </style:style>
    <style:style style:name="P74" style:family="paragraph" style:parent-style-name="Standard">
      <style:text-properties officeooo:rsid="01107ffb" officeooo:paragraph-rsid="01107ffb"/>
    </style:style>
    <style:style style:name="P75" style:family="paragraph" style:parent-style-name="Standard">
      <style:text-properties officeooo:rsid="0113c8d7" officeooo:paragraph-rsid="0113c8d7"/>
    </style:style>
    <style:style style:name="P76" style:family="paragraph" style:parent-style-name="Standard">
      <style:text-properties officeooo:rsid="01153291" officeooo:paragraph-rsid="01153291"/>
    </style:style>
    <style:style style:name="P77" style:family="paragraph" style:parent-style-name="Standard">
      <style:text-properties officeooo:rsid="011a6807" officeooo:paragraph-rsid="011a6807"/>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officeooo:rsid="00cefc31"/>
    </style:style>
    <style:style style:name="T89" style:family="text">
      <style:text-properties officeooo:rsid="00d0e599"/>
    </style:style>
    <style:style style:name="T90" style:family="text">
      <style:text-properties officeooo:rsid="00d12b85"/>
    </style:style>
    <style:style style:name="T91" style:family="text">
      <style:text-properties officeooo:rsid="00d250d7"/>
    </style:style>
    <style:style style:name="T92" style:family="text">
      <style:text-properties officeooo:rsid="00d30791"/>
    </style:style>
    <style:style style:name="T93" style:family="text">
      <style:text-properties fo:font-weight="bold" style:font-weight-asian="bold" style:font-weight-complex="bold"/>
    </style:style>
    <style:style style:name="T94" style:family="text">
      <style:text-properties officeooo:rsid="00e23432"/>
    </style:style>
    <style:style style:name="T95" style:family="text">
      <style:text-properties officeooo:rsid="00fedfb4"/>
    </style:style>
    <style:style style:name="T96" style:family="text">
      <style:text-properties officeooo:rsid="0102e637"/>
    </style:style>
    <style:style style:name="T97" style:family="text">
      <style:text-properties officeooo:rsid="010497f9"/>
    </style:style>
    <style:style style:name="T98" style:family="text">
      <style:text-properties officeooo:rsid="01068626"/>
    </style:style>
    <style:style style:name="T99" style:family="text">
      <style:text-properties officeooo:rsid="010b06e5"/>
    </style:style>
    <style:style style:name="T100" style:family="text">
      <style:text-properties officeooo:rsid="010cc73f"/>
    </style:style>
    <style:style style:name="T101" style:family="text">
      <style:text-properties officeooo:rsid="010d8c0a"/>
    </style:style>
    <style:style style:name="T102" style:family="text">
      <style:text-properties officeooo:rsid="01106a66"/>
    </style:style>
    <style:style style:name="T103" style:family="text">
      <style:text-properties officeooo:rsid="0110832f"/>
    </style:style>
    <style:style style:name="T104" style:family="text">
      <style:text-properties officeooo:rsid="01125ba1"/>
    </style:style>
    <style:style style:name="T105" style:family="text">
      <style:text-properties officeooo:rsid="01140694"/>
    </style:style>
    <style:style style:name="T106" style:family="text">
      <style:text-properties officeooo:rsid="0116a040"/>
    </style:style>
    <style:style style:name="T107" style:family="text">
      <style:text-properties officeooo:rsid="0118123c"/>
    </style:style>
    <style:style style:name="T108" style:family="text">
      <style:text-properties officeooo:rsid="01184010"/>
    </style:style>
    <style:style style:name="T109" style:family="text">
      <style:text-properties officeooo:rsid="0119a5d2"/>
    </style:style>
    <style:style style:name="T110" style:family="text">
      <style:text-properties officeooo:rsid="011ad4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1"/>
      <text:p text:style-name="P54">Semanticka trojka:</text:p>
      <text:p text:style-name="P54"/>
      <text:p text:style-name="P54">ili RDF trojka ili jednostavno trojka, je <text:span text:style-name="T88">nerazdvojiva gradivna celina RDF modela podataka. Kao sto ime ukazuje, trojka je set tri entiteta, kojom se ukazuju na izraz o semantickim podacima u formi subjekat-preditak-objekat. </text:span><text:span text:style-name="T89">Subjekat, predikat I objekat:</text:span></text:p>
      <text:p text:style-name="P55">Ovaj format omugucuje se da se znanje prikazuje u masinski citljiv nacin. <text:span text:style-name="T90">Narocito, svaki deo RDF trojke je individulno dostupljiv ponocu jedisntvenog URI</text:span><text:span text:style-name="T91">ja</text:span><text:span text:style-name="T90">. </text:span><text:span text:style-name="T92">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3">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2">Triplestore ili RDF skladiste je baza podataka namenjena za skladistenje I izvlacenje trojki koristeci upite. Trojka je entitet podatka sacinjen od subjekta-predikata-objekta. </text:p>
      <text:p text:style-name="P63">Poput relacionih baza podataka, informacije u triplestoru su skladistene I dobijane pomocu upitnog jezika. Za razliku od relacionih baza podataka, triplestore je optimizovan za cuvanje I izvlacenje trojki. <text:span text:style-name="T94">Dodatno upitima, trojke obicno mogu biti uvezene I izvezene koristeci Resource Description Framework (RDF) I ostale formate.</text:span></text:p>
      <text:p text:style-name="P63"/>
      <text:p text:style-name="P64">Implementacija:</text:p>
      <text:p text:style-name="P65">Neki triplestores su engines baze podataka gradene od nule, dok su drugi gradeni nadogradnjom postojucih postojucih engina relacionih baza podataka. </text:p>
      <text:p text:style-name="P65">A difficulty with implementing triplestores over SQL is that although "triples" may thus be "stored", implementing efficient querying of a graph-based RDF model (such as mapping from SPARQL) onto SQL queries is difficult.</text:p>
      <text:p text:style-name="P65"/>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4"/>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67"><text:soft-page-break/><text:a xlink:type="simple" xlink:href="https://comunica.dev/docs/query/getting_started/query_app/" text:style-name="Internet_20_link" text:visited-style-name="Visited_20_Internet_20_Link">https://comunica.dev/docs/query/getting_started/query_app/</text:a></text:p>
      <text:p text:style-name="P59"><text:a xlink:type="simple" xlink:href="https://comunica.dev/docs/query/advanced/rdfjs_querying/" text:style-name="Internet_20_link" text:visited-style-name="Visited_20_Internet_20_Link">https://comunica.dev/docs/query/advanced/rdfjs_querying/</text:a></text:p>
      <text:p text:style-name="P60"><text:a xlink:type="simple" xlink:href="https://www.w3.org/TR/rdf-syntax-grammar/#section-Syntax-ID-xml-base" text:style-name="Internet_20_link" text:visited-style-name="Visited_20_Internet_20_Link">https://www.w3.org/TR/rdf-syntax-grammar/</text:a></text:p>
      <text:p text:style-name="P59"><text:a xlink:type="simple" xlink:href="https://www.w3.org/TR/xmlbase/" text:style-name="Internet_20_link" text:visited-style-name="Visited_20_Internet_20_Link">https://www.w3.org/TR/xmlbase/</text:a></text:p>
      <text:p text:style-name="P59"/>
      <text:p text:style-name="P59"><text:a xlink:type="simple" xlink:href="https://rdf.js.org/data-model-spec/" text:style-name="Internet_20_link" text:visited-style-name="Visited_20_Internet_20_Link">https://rdf.js.org/data-model-spec/</text:a></text:p>
      <text:p text:style-name="P68">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95">i</text:span>malni potreb<text:span text:style-name="T95">an </text:span>interfejs cijim koriscenjem ce se <text:span text:style-name="T95">omoguciti rad izmedu bilioteka poput serijalizacije, parsiranja, pristupa I manipulisanja podacima.</text:span></text:p>
      <text:p text:style-name="P59"/>
      <text:p text:style-name="P69">Dizajnerski elementi I principi:</text:p>
      <text:p text:style-name="P70">Interfejsom podataka su predstavljeni quad-ovi, imenovani cvorevi, <text:span text:style-name="T96">prazni cvorevi, promenljive I literali. </text:span><text:span text:style-name="T98">Ne treba biti razlike izmedu i</text:span><text:span text:style-name="T97">nstanc</text:span><text:span text:style-name="T98">i</text:span><text:span text:style-name="T97"> interfejsa kreiran</text:span><text:span text:style-name="T98">ih</text:span><text:span text:style-name="T97"> razlicitim bibliotekama. </text:span><text:span text:style-name="T98">Interfejsi ne zadaju kako su instance sacuvane u memoriji. Interfejsi zahtevaju predefinisane metode poput .equals(). Od interfejsa se ne ocekuje da otkrivaju unutrasnje objekte, ili da vracaju isti objekat pri uzastopnim pozivima metoda. </text:span></text:p>
      <text:p text:style-name="P67"/>
      <text:p text:style-name="P67"><text:a xlink:type="simple" xlink:href="https://rdf.js.org/dataset-spec/" text:style-name="Internet_20_link" text:visited-style-name="Visited_20_Internet_20_Link">https://rdf.js.org/dataset-spec/</text:a></text:p>
      <text:p text:style-name="P72">Specifikacija skupa podataka:</text:p>
      <text:p text:style-name="P73">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99">Metode niskog nivoa koriste neophodne parametre koji </text:span><text:span text:style-name="T100">se ne mogu zanemariti</text:span><text:span text:style-name="T99">. </text:span><text:span text:style-name="T101">Sama specifikacija se sastoji od osnovnih metoda na osnovu kojih su sve ostale funkcije definisane.</text:span></text:p>
      <text:p text:style-name="P73"/>
      <text:p text:style-name="P73"><text:a xlink:type="simple" xlink:href="https://rdf.js.org/stream-spec/" text:style-name="Internet_20_link" text:visited-style-name="Visited_20_Internet_20_Link">https://rdf.js.org/stream-spec/</text:a></text:p>
      <text:p text:style-name="P73">Stream interf<text:span text:style-name="T102">ejsi:</text:span></text:p>
      <text:p text:style-name="P74">Ovaj dokumenat prikazuje specifikaciju interfejsa niskog nivoa. RDF JavaScript library developers su definisali ovaj interfejs sa ciljem da omoguce rad izmedu postojucih I buducih <text:span text:style-name="T103">biblioteka. </text:span><text:span text:style-name="T104">Ova definicija tezi da ponudi minimalni potrebni interfejs za omogucivanje cilja (interoperability) biblioteka, poput serijalizatora, parsera, visokog nivoa pristupa I manipulacije.</text:span></text:p>
      <text:p text:style-name="P74"/>
      <text:p text:style-name="P74"><text:a xlink:type="simple" xlink:href="https://rdf.js.org/query-spec/" text:style-name="Internet_20_link" text:visited-style-name="Visited_20_Internet_20_Link">https://rdf.js.org/query-spec/</text:a></text:p>
      <text:p text:style-name="P75"><text:span text:style-name="T105">Specifikacija</text:span> upita:</text:p>
      <text:p text:style-name="P76">specifikacija pruza nacin na koji se vrse upiti nad RDF quad-ovima u JavaScript-u. <text:span text:style-name="T106">Sadrzi interfejs visokog nivoa za biblioteke </text:span><text:span text:style-name="T107">koje zele da omoguciti mogucnosti upita, I interfejs niskog nivoa za rad upitnog engine komponenti. </text:span><text:span text:style-name="T108">Specifikacija je objavljena od RDF JavaScript Libraries Community Group. </text:span><text:span text:style-name="T109">Dokument prikazuje specifikaciju interfejsa za RDF upitne engine u JavaScript okruzenju.</text:span></text:p>
      <text:p text:style-name="P77">Ovi interfejski mogu biti implementirani od strane SPARQL upitnih engine-a. <text:span text:style-name="T110">Ovi interfejski garantuju da su rezultati ocekivanog tipa, definisani SPARQL specifikacijom.</text:span></text:p>
      <text:p text:style-name="P66"/>
      <text:p text:style-name="P66"/>
      <text:p text:style-name="P45"/>
      <text:p text:style-name="P1"/>
      <text:p text:style-name="P1"/>
      <text:p text:style-name="P1"/>
      <text:p text:style-name="P1"/>
      <text:p text:style-name="P1"/>
      <text:p text:style-name="P1"><text:soft-page-break/></text:p>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20T14:07:51.241446734</dc:date>
    <meta:editing-duration>P3DT11H50M37S</meta:editing-duration>
    <meta:editing-cycles>190</meta:editing-cycles>
    <meta:document-statistic meta:table-count="0" meta:image-count="0" meta:object-count="0" meta:page-count="8" meta:paragraph-count="135" meta:word-count="3124" meta:character-count="22696" meta:non-whitespace-character-count="19674"/>
  </office:meta>
</office:document-meta>
</file>